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hapter titles</text:p>
      <text:p text:style-name="Preformatted_20_Text"/>
      <text:p text:style-name="Preformatted_20_Text">Define chapters witth several levels without numbering. Times new roman, chapter font Arial</text:p>
      <text:h text:style-name="Heading_20_1" text:outline-level="1">one</text:h>
      <text:p text:style-name="Preformatted_20_Text">text texttext text text texttext text text texttext text </text:p>
      <text:h text:style-name="Heading_20_2" text:outline-level="2">one one </text:h>
      <text:p text:style-name="Preformatted_20_Text">text texttext text text texttext text text texttext text </text:p>
      <text:h text:style-name="Heading_20_3" text:outline-level="3">one one one</text:h>
      <text:p text:style-name="Preformatted_20_Text">text texttext text text texttext text text texttext text </text:p>
      <text:h text:style-name="Heading_20_3" text:outline-level="3">one one two</text:h>
      <text:p text:style-name="Preformatted_20_Text">text texttext text text texttext text text texttext text</text:p>
      <text:p text:style-name="Preformatted_20_Text">text texttext text text texttext text text texttext text </text:p>
      <text:h text:style-name="Heading_20_2" text:outline-level="2">one two</text:h>
      <text:p text:style-name="Preformatted_20_Text">text texttext text text texttext text text texttext text </text:p>
      <text:h text:style-name="Heading_20_1" text:outline-level="1">two</text:h>
      <text:p text:style-name="Preformatted_20_Text">text texttext text text texttext text text texttext text </text:p>
      <text:h text:style-name="Heading_20_2" text:outline-level="2">two one</text:h>
      <text:p text:style-name="Preformatted_20_Text">text texttext text text texttext text text texttext text </text:p>
      <text:h text:style-name="Heading_20_3" text:outline-level="3">two one one</text:h>
      <text:p text:style-name="Preformatted_20_Text">text texttext text text texttext text text texttext text </text:p>
      <text:p text:style-name="Preformatted_20_Text">text texttext text text texttext text text texttext text </text:p>
      <text:h text:style-name="Heading_20_1" text:outline-level="1">three</text:h>
      <text:p text:style-name="Preformatted_20_Text">text texttext text text texttext text text texttext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1" fo:font-size="10pt" style:font-name-asian="WenQuanYi Micro Hei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76cm" fo:margin-right="0cm" fo:text-indent="-0.76cm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.76cm" fo:margin-right="0cm" fo:text-indent="-0.76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2T17:19:47.022518801</dc:date>
    <dc:creator>milos </dc:creator>
    <meta:generator>LibreOffice/4.1.0.3$Linux_X86_64 LibreOffice_project/0f08a823567f802c29cbaf2b327db19aaf72016</meta:generator>
    <meta:editing-duration>P0D</meta:editing-duration>
    <meta:editing-cycles>4</meta:editing-cycles>
    <meta:document-statistic meta:table-count="0" meta:image-count="0" meta:object-count="0" meta:page-count="1" meta:paragraph-count="22" meta:word-count="132" meta:character-count="796" meta:non-whitespace-character-count="676"/>
  </office:meta>
</office:document-meta>
</file>